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9508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2"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6" office:value-type="string" calcext:value-type="string" table:number-columns-spanned="3" table:number-rows-spanned="1">
            <text:p>Probationer's Report</text:p>
          </table:table-cell>
          <table:covered-table-cell table:style-name="ce7"/>
          <table:covered-table-cell table:style-name="ce1"/>
          <table:table-cell table:style-name="ce1" table:number-columns-repeated="2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7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3">
          <table:table-cell table:style-name="ce1" office:value-type="string" calcext:value-type="string">
            <text:p>Staff No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ployment Date</text:p>
          </table:table-cell>
          <table:table-cell table:style-name="ce1" office:value-type="string" calcext:value-type="string">
            <text:p>Probation Start Date</text:p>
          </table:table-cell>
          <table:table-cell table:style-name="ce1" office:value-type="string" calcext:value-type="string">
            <text:p>Mid-Probation Date</text:p>
          </table:table-cell>
          <table:table-cell table:style-name="ce1" office:value-type="string" calcext:value-type="string">
            <text:p>Probation End Date</text:p>
          </table:table-cell>
          <table:table-cell table:style-name="ce1" office:value-type="string" calcext:value-type="string">
            <text:p>Benefits Upon Confirmation</text:p>
          </table:table-cell>
          <table:table-cell table:style-name="ce1" table:number-columns-repeated="2"/>
          <table:table-cell table:number-columns-repeated="1009"/>
          <table:table-cell table:style-name="ce3" table:number-columns-repeated="2"/>
          <table:table-cell table:number-columns-repeated="2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<text:a xlink:href="python://o.employee_id.name" xlink:type="simple">employee</text:a></text:p>
          </table:table-cell>
          <table:table-cell table:style-name="ce4" office:value-type="string" calcext:value-type="string">
            <text:p><text:a xlink:href="python://o.job_id.name" xlink:type="simple">job_id</text:a></text:p>
          </table:table-cell>
          <table:table-cell table:style-name="ce4" office:value-type="string" calcext:value-type="string">
            <text:p><text:a xlink:href="python://o.department_id.name" xlink:type="simple">department_id</text:a></text:p>
          </table:table-cell>
          <table:table-cell table:style-name="Default"/>
          <table:table-cell table:style-name="ce8" office:value-type="string" calcext:value-type="string">
            <text:p><text:a xlink:href="python://o.date_start" xlink:type="simple">date_start</text:a></text:p>
          </table:table-cell>
          <table:table-cell table:style-name="ce4" office:value-type="string" calcext:value-type="string">
            <text:p><text:a xlink:href="python://o.mid_probation_date" xlink:type="simple">mid_probation_date</text:a></text:p>
          </table:table-cell>
          <table:table-cell table:style-name="ce4" office:value-type="string" calcext:value-type="string">
            <text:p><text:a xlink:href="python://o.date_end" xlink:type="simple">date_end</text:a></text:p>
          </table:table-cell>
          <table:table-cell table:number-columns-repeated="1012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<text:a xlink:href="python:///for" xlink:type="simple">///for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6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4:45:22.823727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13M52S</meta:editing-duration>
    <meta:editing-cycles>70</meta:editing-cycles>
    <dc:date>2015-05-12T14:46:10.690264009</dc:date>
    <meta:document-statistic meta:table-count="3" meta:cell-count="18" meta:object-count="0"/>
  </office:meta>
</office:document-meta>
</file>